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d34" officeooo:paragraph-rsid="0013cd34"/>
    </style:style>
    <style:style style:name="P2" style:family="paragraph" style:parent-style-name="Preformatted_20_Text">
      <style:text-properties officeooo:rsid="0013cd34" officeooo:paragraph-rsid="0013cd34"/>
    </style:style>
    <style:style style:name="P3" style:family="paragraph" style:parent-style-name="Preformatted_20_Text">
      <style:text-properties officeooo:rsid="00154ebb" officeooo:paragraph-rsid="00154ebb"/>
    </style:style>
    <style:style style:name="P4" style:family="paragraph" style:parent-style-name="Preformatted_20_Text">
      <style:text-properties officeooo:rsid="00163f8e" officeooo:paragraph-rsid="00163f8e"/>
    </style:style>
    <style:style style:name="P5" style:family="paragraph" style:parent-style-name="Preformatted_20_Text">
      <style:text-properties officeooo:rsid="00176b82" officeooo:paragraph-rsid="00176b82"/>
    </style:style>
    <style:style style:name="P6" style:family="paragraph" style:parent-style-name="Preformatted_20_Text">
      <style:text-properties officeooo:rsid="0019be59" officeooo:paragraph-rsid="0019be59"/>
    </style:style>
    <style:style style:name="P7" style:family="paragraph" style:parent-style-name="Preformatted_20_Text">
      <style:text-properties officeooo:rsid="0019d094" officeooo:paragraph-rsid="0019d094"/>
    </style:style>
    <style:style style:name="P8" style:family="paragraph" style:parent-style-name="Preformatted_20_Text">
      <style:text-properties officeooo:rsid="001cf879" officeooo:paragraph-rsid="001cf879"/>
    </style:style>
    <style:style style:name="P9" style:family="paragraph" style:parent-style-name="Preformatted_20_Text">
      <style:text-properties officeooo:rsid="001f7810" officeooo:paragraph-rsid="001f7810"/>
    </style:style>
    <style:style style:name="P10" style:family="paragraph" style:parent-style-name="Preformatted_20_Text">
      <style:text-properties officeooo:rsid="002057c7" officeooo:paragraph-rsid="002057c7"/>
    </style:style>
    <style:style style:name="P11" style:family="paragraph" style:parent-style-name="Preformatted_20_Text">
      <style:text-properties officeooo:rsid="0021931f" officeooo:paragraph-rsid="0021931f"/>
    </style:style>
    <style:style style:name="P12" style:family="paragraph" style:parent-style-name="Preformatted_20_Text">
      <style:text-properties officeooo:rsid="00244794" officeooo:paragraph-rsid="00244794"/>
    </style:style>
    <style:style style:name="P13" style:family="paragraph" style:parent-style-name="Preformatted_20_Text">
      <style:text-properties officeooo:rsid="00256a6a" officeooo:paragraph-rsid="00256a6a"/>
    </style:style>
    <style:style style:name="P14" style:family="paragraph" style:parent-style-name="Preformatted_20_Text">
      <style:text-properties officeooo:rsid="00276551" officeooo:paragraph-rsid="00276551"/>
    </style:style>
    <style:style style:name="P15" style:family="paragraph" style:parent-style-name="Preformatted_20_Text">
      <style:text-properties officeooo:rsid="002900a8" officeooo:paragraph-rsid="002900a8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Preformatted_20_Text">
      <style:text-properties officeooo:rsid="002a01ae" officeooo:paragraph-rsid="002a01ae"/>
    </style:style>
    <style:style style:name="P18" style:family="paragraph" style:parent-style-name="Preformatted_20_Text">
      <style:text-properties officeooo:rsid="002a01ae" officeooo:paragraph-rsid="002d1cd9"/>
    </style:style>
    <style:style style:name="P19" style:family="paragraph" style:parent-style-name="Preformatted_20_Text">
      <style:text-properties officeooo:rsid="002a01ae" officeooo:paragraph-rsid="002ea8f6"/>
    </style:style>
    <style:style style:name="P20" style:family="paragraph" style:parent-style-name="Preformatted_20_Text">
      <style:text-properties officeooo:rsid="002bc515" officeooo:paragraph-rsid="002bc515"/>
    </style:style>
    <style:style style:name="P21" style:family="paragraph" style:parent-style-name="Preformatted_20_Text">
      <style:text-properties officeooo:rsid="002ce28c" officeooo:paragraph-rsid="002ce28c"/>
    </style:style>
    <style:style style:name="P22" style:family="paragraph" style:parent-style-name="Preformatted_20_Text">
      <style:text-properties officeooo:rsid="002ce28c" officeooo:paragraph-rsid="002df6aa"/>
    </style:style>
    <style:style style:name="P23" style:family="paragraph" style:parent-style-name="Preformatted_20_Text">
      <style:text-properties officeooo:rsid="002ea8f6" officeooo:paragraph-rsid="002ea8f6"/>
    </style:style>
    <style:style style:name="P24" style:family="paragraph" style:parent-style-name="Preformatted_20_Text">
      <style:text-properties officeooo:rsid="002eab51" officeooo:paragraph-rsid="002eab51"/>
    </style:style>
    <style:style style:name="P25" style:family="paragraph" style:parent-style-name="Preformatted_20_Text">
      <style:text-properties officeooo:rsid="0031d67a" officeooo:paragraph-rsid="0031d67a"/>
    </style:style>
    <style:style style:name="P26" style:family="paragraph" style:parent-style-name="Preformatted_20_Text">
      <style:text-properties officeooo:rsid="0031ee51" officeooo:paragraph-rsid="0031ee51"/>
    </style:style>
    <style:style style:name="P27" style:family="paragraph" style:parent-style-name="Preformatted_20_Text">
      <style:text-properties officeooo:rsid="0033ed00" officeooo:paragraph-rsid="0033ed00"/>
    </style:style>
    <style:style style:name="P28" style:family="paragraph" style:parent-style-name="Preformatted_20_Text">
      <style:text-properties officeooo:rsid="0033ed00" officeooo:paragraph-rsid="003524a3"/>
    </style:style>
    <style:style style:name="P29" style:family="paragraph" style:parent-style-name="Preformatted_20_Text">
      <style:text-properties officeooo:rsid="003667da" officeooo:paragraph-rsid="003667da"/>
    </style:style>
    <style:style style:name="T1" style:family="text">
      <style:text-properties officeooo:rsid="0013cd34"/>
    </style:style>
    <style:style style:name="T2" style:family="text">
      <style:text-properties officeooo:rsid="00154ebb"/>
    </style:style>
    <style:style style:name="T3" style:family="text">
      <style:text-properties officeooo:rsid="0017b41e"/>
    </style:style>
    <style:style style:name="T4" style:family="text">
      <style:text-properties officeooo:rsid="001dfc07"/>
    </style:style>
    <style:style style:name="T5" style:family="text">
      <style:text-properties officeooo:rsid="0021931f"/>
    </style:style>
    <style:style style:name="T6" style:family="text">
      <style:text-properties officeooo:rsid="002a95a3"/>
    </style:style>
    <style:style style:name="T7" style:family="text">
      <style:text-properties officeooo:rsid="002d1cd9"/>
    </style:style>
    <style:style style:name="T8" style:family="text">
      <style:text-properties officeooo:rsid="002df6aa"/>
    </style:style>
    <style:style style:name="T9" style:family="text">
      <style:text-properties officeooo:rsid="002ea8f6"/>
    </style:style>
    <style:style style:name="T10" style:family="text">
      <style:text-properties officeooo:rsid="002f7953"/>
    </style:style>
    <style:style style:name="T11" style:family="text">
      <style:text-properties officeooo:rsid="003105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data M a = Ok a | Fail</text:p>
      <text:p text:style-name="Preformatted_20_Text"/>
      <text:p text:style-name="Preformatted_20_Text">result :: a -&gt; M a</text:p>
      <text:p text:style-name="Preformatted_20_Text">result x = Ok x</text:p>
      <text:p text:style-name="Preformatted_20_Text"/>
      <text:p text:style-name="Preformatted_20_Text">($&gt;) :: M a -&gt; (a -&gt; M b) -&gt; M b</text:p>
      <text:p text:style-name="Preformatted_20_Text">(Ok x) $&gt; f = f x</text:p>
      <text:p text:style-name="Preformatted_20_Text">Fail $&gt; f = Fail</text:p>
      <text:p text:style-name="Preformatted_20_Text"/>
      <text:p text:style-name="Preformatted_20_Text"/>
      <text:p text:style-name="Preformatted_20_Text"/>
      <text:p text:style-name="P3">law 1: <text:span text:style-name="T1">(xm $&gt; f) $&gt; g </text:span>=<text:span text:style-name="T1"> xm $&gt; (\x → f x $&gt; g)</text:span></text:p>
      <text:p text:style-name="P3"/>
      <text:p text:style-name="P2"><text:span text:style-name="T2">when</text:span> xm is Fail</text:p>
      <text:p text:style-name="P2">(xm $&gt; f) $&gt; g =Fail $&gt; g = Fail</text:p>
      <text:p text:style-name="P2">xm $&gt; (\x → f x $&gt; g) = Fail $&gt; (\x → f x $&gt; g) = Fail</text:p>
      <text:p text:style-name="P2"/>
      <text:p text:style-name="P2"><text:span text:style-name="T2">when</text:span> xm is Ok x</text:p>
      <text:p text:style-name="P2">(xm $&gt; f) $&gt; g = f x $&gt; g</text:p>
      <text:p text:style-name="P2">xm $&gt; (\x → f x $&gt; g) = (\x → f x $&gt; g)(x) = f x $&gt; g</text:p>
      <text:p text:style-name="P2"/>
      <text:p text:style-name="P2">In both cases, (xm $&gt; f) $&gt; g and xm $&gt; (\x → f x $&gt; g) are equal.</text:p>
      <text:p text:style-name="P2"/>
      <text:p text:style-name="P2"/>
      <text:p text:style-name="P3">Law 2: result x $&gt; f = f x</text:p>
      <text:p text:style-name="P3"/>
      <text:p text:style-name="P3">result x $&gt; f = OK x $&gt; f = fx</text:p>
      <text:p text:style-name="P3"/>
      <text:p text:style-name="P3"/>
      <text:p text:style-name="P3">law3: xm $&gt; result = xm</text:p>
      <text:p text:style-name="P3"/>
      <text:p text:style-name="P3">when<text:span text:style-name="T1"> xm is Fail</text:span></text:p>
      <text:p text:style-name="P3">xm $&gt; result = Fail = xm</text:p>
      <text:p text:style-name="P3"/>
      <text:p text:style-name="P3">when xm is Ok x</text:p>
      <text:p text:style-name="P3">xm $&gt; result = result x = Ok x = xm</text:p>
      <text:p text:style-name="P3"/>
      <text:p text:style-name="P3">In both cases they are equal.</text:p>
      <text:p text:style-name="P3"/>
      <text:p text:style-name="P3">orelse :: M a -&gt; M a -&gt; M a</text:p>
      <text:p text:style-name="Preformatted_20_Text">orelse (Ok x) ym = Ok x</text:p>
      <text:p text:style-name="P16">orelse Fail ym = ym</text:p>
      <text:p text:style-name="P3">(a orelse b) orelse c = a orelse (b orelse c)</text:p>
      <text:p text:style-name="P3">when a is Fail,</text:p>
      <text:p text:style-name="P3">LHS = b orelse c</text:p>
      <text:p text:style-name="P3">RHS = b orelse c</text:p>
      <text:p text:style-name="P3">when a is Ok xa</text:p>
      <text:p text:style-name="P3">LHS = Ok xa orelse c = Ok xa</text:p>
      <text:p text:style-name="P3">RHS = Ok xa orelse (b orelse c) = Ok xa</text:p>
      <text:p text:style-name="P3"/>
      <text:p text:style-name="P3">LHS = RHS.</text:p>
      <text:p text:style-name="P3">Fail is a unit operator because </text:p>
      <text:p text:style-name="P3"/>
      <text:p text:style-name="P3">a orelse Fail = { Fail(if a is Fail) = a or</text:p>
      <text:p text:style-name="P3"><text:tab/><text:tab/><text:tab/><text:tab/><text:tab/> Ok xa (if a is Ok xa) = a</text:p>
      <text:p text:style-name="P3"/>
      <text:p text:style-name="P3">Fail orelse a = a</text:p>
      <text:p text:style-name="P4">2.</text:p>
      <text:p text:style-name="P5">what is wrong with</text:p>
      <text:p text:style-name="P5"><text:span text:style-name="T3">rec</text:span> fact(n) = if n &gt; 0 then fact(n-1)*n else if n==0 then 1 else fail();;</text:p>
      <text:p text:style-name="P5">????</text:p>
      <text:p text:style-name="P7"><text:soft-page-break/>(a)</text:p>
      <text:p text:style-name="P6">data M a = Ok a | Fail Value</text:p>
      <text:p text:style-name="P6"/>
      <text:p text:style-name="P6">result :: a -&gt; M a</text:p>
      <text:p text:style-name="P6">result x = Ok x</text:p>
      <text:p text:style-name="P6"/>
      <text:p text:style-name="P6">($&gt;) :: M a -&gt; (a -&gt; M b) -&gt; M b</text:p>
      <text:p text:style-name="P6">(Ok x) $&gt; f = f x</text:p>
      <text:p text:style-name="P6">(Fail v) $&gt; f = Fail v</text:p>
      <text:p text:style-name="P7"/>
      <text:p text:style-name="P7">(b)</text:p>
      <text:p text:style-name="P6">failure :: Value -&gt; M a</text:p>
      <text:p text:style-name="P6">failure v = Fail v</text:p>
      <text:p text:style-name="P6"/>
      <text:p text:style-name="P6">orelse :: M a -&gt; (Value -&gt; M a) -&gt; M a</text:p>
      <text:p text:style-name="P6">orelse (Ok x) ym = Ok x</text:p>
      <text:p text:style-name="P6">orelse (Fail v) ym = ym v</text:p>
      <text:p text:style-name="P6"/>
      <text:p text:style-name="P7">(c)</text:p>
      <text:p text:style-name="P8">We need to <text:span text:style-name="T4">rewrite the following clauses</text:span>(according to ghc’s complaint):</text:p>
      <text:p text:style-name="P8"/>
      <text:p text:style-name="P7">eval (OrElse e1 e2) env =</text:p>
      <text:p text:style-name="P7"><text:s text:c="2"/>orelse (eval e1 env) (\xs -&gt; (eval e2 env) $&gt; (\fv -&gt; apply fv [xs] ) )</text:p>
      <text:p text:style-name="P7"/>
      <text:p text:style-name="P8">primitive "fail" (\ [v] -&gt; failure v)]</text:p>
      <text:p text:style-name="P7"/>
      <text:p text:style-name="P8">obey :: Phrase -&gt; Env -&gt; (String, Env)</text:p>
      <text:p text:style-name="P8">obey (Calculate exp) env =</text:p>
      <text:p text:style-name="P8"><text:s text:c="2"/>case eval exp env of</text:p>
      <text:p text:style-name="P8"><text:s text:c="4"/>Ok v -&gt; (print_value v, env)</text:p>
      <text:p text:style-name="P8"><text:s text:c="4"/>Fail v -&gt; ("*failed(" ++ (print_value v) ++ ")*", env)</text:p>
      <text:p text:style-name="P8">obey (Define def) env =</text:p>
      <text:p text:style-name="P8"><text:s text:c="2"/>let x = def_lhs def in</text:p>
      <text:p text:style-name="P8"><text:s text:c="2"/>case elab def env of</text:p>
      <text:p text:style-name="P8"><text:s text:c="4"/>Ok env' -&gt; (print_defn env' x, env')</text:p>
      <text:p text:style-name="P8"><text:s text:c="4"/>Fail v-&gt; ("*failed*", env)</text:p>
      <text:p text:style-name="P7"/>
      <text:p text:style-name="P9">The fun program prints some strange stuff, though:</text:p>
      <text:p text:style-name="P9">&gt;&gt;&gt; fail(3) orelse (lambda(x) fail(x+1));;</text:p>
      <text:p text:style-name="P9">*failed(--&gt; 4)*</text:p>
      <text:p text:style-name="P9"/>
      <text:p text:style-name="P7">(d)</text:p>
      <text:p text:style-name="P10">&gt;&gt;&gt; 2 orelse fail(3);;</text:p>
      <text:p text:style-name="P10">--&gt; 2</text:p>
      <text:p text:style-name="P10"/>
      <text:p text:style-name="P10">what does “Would it be possible to give a different result for such</text:p>
      <text:p text:style-name="P10">expressions by changing the interpreter?” mean?</text:p>
      <text:p text:style-name="P10">Shouldn’t the <text:span text:style-name="T5">interpreter report an error because fail(3) is no longer a function receiving an argument?</text:span></text:p>
      <text:p text:style-name="P11">However, I have tried</text:p>
      <text:p text:style-name="P11">&gt;&gt;&gt; fail(2) orelse fail(3);;</text:p>
      <text:p text:style-name="P11">*failed(--&gt; 3)*</text:p>
      <text:p text:style-name="P11">&gt;&gt;&gt; fail(3)(2);;</text:p>
      <text:p text:style-name="P11">*failed(--&gt; 3)*</text:p>
      <text:p text:style-name="P11">&gt;&gt;&gt; fail(3)(2,2,3);;</text:p>
      <text:p text:style-name="P11">*failed(--&gt; 3)*</text:p>
      <text:p text:style-name="P11">which does not report any errors—how can fail(3) receive any argument?</text:p>
      <text:p text:style-name="P11"/>
      <text:p text:style-name="P11">3.</text:p>
      <text:p text:style-name="P12">data Maybe a = Just a | Nothing</text:p>
      <text:p text:style-name="P12">type M a = Mem -&gt; Maybe (a, Mem)</text:p>
      <text:p text:style-name="P12"/>
      <text:p text:style-name="P12">result :: a -&gt; M a</text:p>
      <text:p text:style-name="P12"><text:soft-page-break/>result x mem = Just (x, mem)</text:p>
      <text:p text:style-name="P12"/>
      <text:p text:style-name="P12">($&gt;) :: M a -&gt; (a -&gt; M b) -&gt; M b</text:p>
      <text:p text:style-name="P12">(xm $&gt; f) mem =</text:p>
      <text:p text:style-name="P12"><text:s text:c="2"/>case xm mem of</text:p>
      <text:p text:style-name="P12"><text:s text:c="2"/>Nothing -&gt; Nothing</text:p>
      <text:p text:style-name="P12"><text:s text:c="2"/>Just (x, mem1) -&gt; f x mem1</text:p>
      <text:p text:style-name="P13">(b)</text:p>
      <text:p text:style-name="P13">get :: Location -&gt; M Value</text:p>
      <text:p text:style-name="P13">get a mem = Just (contents mem a, mem)</text:p>
      <text:p text:style-name="P13"/>
      <text:p text:style-name="P13">put :: Location -&gt; Value -&gt; M ()</text:p>
      <text:p text:style-name="P13">put a v mem = Just ((), update mem a v)</text:p>
      <text:p text:style-name="P13"/>
      <text:p text:style-name="P13">new :: M Location</text:p>
      <text:p text:style-name="P13">new mem = let (a, mem') = fresh mem in Just (a, mem')</text:p>
      <text:p text:style-name="P13"/>
      <text:p text:style-name="P14">failure :: M a</text:p>
      <text:p text:style-name="P14">failure mem = Nothing</text:p>
      <text:p text:style-name="P14"/>
      <text:p text:style-name="P14">orelse :: M a -&gt; M a -&gt; M a</text:p>
      <text:p text:style-name="P14">orelse xm ym mem = case xm mem of</text:p>
      <text:p text:style-name="P14"><text:s text:c="2"/>Just (x,mem1) -&gt; Just (x,mem1)</text:p>
      <text:p text:style-name="P14"><text:s text:c="2"/>Nothing -&gt; ym mem</text:p>
      <text:p text:style-name="P14"/>
      <text:p text:style-name="P15">4.</text:p>
      <text:p text:style-name="P17">type M2 a = Mem -&gt; (Maybe a, Mem)</text:p>
      <text:p text:style-name="P17"/>
      <text:p text:style-name="P17">result :: a -&gt; M2 a</text:p>
      <text:p text:style-name="P17">result x mem = (Just x, mem)</text:p>
      <text:p text:style-name="P17"/>
      <text:p text:style-name="P17">($&gt;) :: M2 a -&gt; (a -&gt; M2 b) -&gt; M2 b</text:p>
      <text:p text:style-name="P17">(xm $&gt; f) mem = case xm mem of</text:p>
      <text:p text:style-name="P17"><text:s text:c="2"/>(Nothing, mem1) -&gt; (Nothing, mem1)</text:p>
      <text:p text:style-name="P17"><text:s text:c="2"/>(Just x, mem1) -&gt; f x mem1</text:p>
      <text:p text:style-name="P17"/>
      <text:p text:style-name="P17">get :: Location -&gt; M2 Value</text:p>
      <text:p text:style-name="P17">get a mem = (Just <text:span text:style-name="T6">(</text:span>contents mem a<text:span text:style-name="T6">)</text:span>, mem)</text:p>
      <text:p text:style-name="P17"/>
      <text:p text:style-name="P17">put :: Location -&gt; Value -&gt; M2 ()</text:p>
      <text:p text:style-name="P17">put a v mem = (Just (), update mem a v)</text:p>
      <text:p text:style-name="P17"/>
      <text:p text:style-name="P17">new :: M2 Location</text:p>
      <text:p text:style-name="P17">new mem = let (a, mem') = fresh mem in (Just a, mem')</text:p>
      <text:p text:style-name="P17"/>
      <text:p text:style-name="P17">failure :: M2 a</text:p>
      <text:p text:style-name="P17">failure mem = (Nothing, mem)</text:p>
      <text:p text:style-name="P17"/>
      <text:p text:style-name="P17">orelse :: M2 a -&gt; M2 a -&gt; M2 a</text:p>
      <text:p text:style-name="P17">orelse xm ym mem = case xm mem of</text:p>
      <text:p text:style-name="P17"><text:s text:c="2"/>(Just x, mem1) -&gt; (Just x, mem1)</text:p>
      <text:p text:style-name="P17"><text:s text:c="2"/>(Nothing, mem1) -&gt; ym mem1</text:p>
      <text:p text:style-name="P17">???<text:span text:style-name="T11">when returned nothing ,should be allowed to carry on with the modified STATE?</text:span></text:p>
      <text:p text:style-name="P17"/>
      <text:p text:style-name="P20">5.</text:p>
      <text:p text:style-name="P20">primitive "!" (\ [Addr a] -&gt; get a),</text:p>
      <text:p text:style-name="P20">But </text:p>
      <text:p text:style-name="P20">get a mem = (Just (contents mem a), mem)</text:p>
      <text:p text:style-name="P20"/>
      <text:p text:style-name="P21">How does the interpereter append the mem?</text:p>
      <text:p text:style-name="P21"/>
      <text:p text:style-name="P21">(1)</text:p>
      <text:p text:style-name="P21"/>
      <text:p text:style-name="P21"><text:soft-page-break/>M1 returns Nothing <text:span text:style-name="T8">when</text:span> something wrong happens. When successful, the monad returns the result wrapped in a Just to indicate success. </text:p>
      <text:p text:style-name="P21"/>
      <text:p text:style-name="P21">M2 always returns a pair (Maybe a, mem), the returned value is wrapped by the Maybe constructor, indicating whether it is a value or a failure.</text:p>
      <text:p text:style-name="P21"/>
      <text:p text:style-name="P18"><text:span text:style-name="T7">(2)</text:span></text:p>
      <text:p text:style-name="P22">M1 returns Nothing as soon as something wrong happens, it does not allow a failed action <text:span text:style-name="T9">to </text:span>return a new memory(mem’).</text:p>
      <text:p text:style-name="P19"><text:span text:style-name="T8">This makes the interpreter do things in an “all or nothing” way.</text:span></text:p>
      <text:p text:style-name="P19"><text:span text:style-name="T9">No traces can be found for an action that takes a mem but fails in the midway.</text:span> <text:s/></text:p>
      <text:p text:style-name="P22"><text:span text:style-name="T9">However</text:span>, <text:span text:style-name="T9">M2 will return one pair always,</text:span> which means that the execution result is preserved, regardless of its success. <text:span text:style-name="T9">There could be residual effects of an execution on memory.</text:span></text:p>
      <text:p text:style-name="P22"/>
      <text:p text:style-name="P24">I think the former will be easier to implement efficient<text:span text:style-name="T10">ly</text:span> because <text:span text:style-name="T10">it does not have to carry on when sth fails. The latter has to bring an extra argument(mem’)</text:span></text:p>
      <text:p text:style-name="P24"/>
      <text:p text:style-name="P24">???</text:p>
      <text:p text:style-name="P24"/>
      <text:p text:style-name="P23">(3)</text:p>
      <text:p text:style-name="P27">M1: Just outside, effect of failed execution aborted</text:p>
      <text:p text:style-name="P27">&gt;&gt;&gt; val dec(x) = if x &lt;= 0 then fail() else x-1;;</text:p>
      <text:p text:style-name="P27">--- dec = &lt;function&gt;</text:p>
      <text:p text:style-name="P27">&gt;&gt;&gt; val y=new();;</text:p>
      <text:p text:style-name="P27">--- y = &lt;address 0&gt;</text:p>
      <text:p text:style-name="P27">&gt;&gt;&gt; dec(y:=3);;</text:p>
      <text:p text:style-name="P27">--&gt; 2</text:p>
      <text:p text:style-name="P27">&gt;&gt;&gt; !y;;</text:p>
      <text:p text:style-name="P27">--&gt; 3</text:p>
      <text:p text:style-name="P27">&gt;&gt;&gt; dec(y:=-1);;</text:p>
      <text:p text:style-name="P27">Nothing**</text:p>
      <text:p text:style-name="P27">&gt;&gt;&gt; !y;;</text:p>
      <text:p text:style-name="P27">--&gt; 3</text:p>
      <text:p text:style-name="P23"/>
      <text:p text:style-name="P27">M2: Just is inside, the effect of a failed execution will be seen</text:p>
      <text:p text:style-name="P23"/>
      <text:p text:style-name="P27">&gt;&gt;&gt; val y=new();;</text:p>
      <text:p text:style-name="P27">--- y = &lt;address 1&gt;</text:p>
      <text:p text:style-name="P27">&gt;&gt;&gt; val dec(x) = if x &lt;= 0 then fail() else x-1;;</text:p>
      <text:p text:style-name="P27">--- dec = &lt;function&gt;</text:p>
      <text:p text:style-name="P28">&gt;&gt;&gt; dec(y:=3);;</text:p>
      <text:p text:style-name="P28">--&gt; 2</text:p>
      <text:p text:style-name="P28">&gt;&gt;&gt; !y;;</text:p>
      <text:p text:style-name="P28">--&gt; 3</text:p>
      <text:p text:style-name="P27">&gt;&gt;&gt; dec(y:=-1);;</text:p>
      <text:p text:style-name="P27">Nothing**</text:p>
      <text:p text:style-name="P27">&gt;&gt;&gt; !y;;</text:p>
      <text:p text:style-name="P27">--&gt; -1</text:p>
      <text:p text:style-name="P27"/>
      <text:p text:style-name="P29">6.</text:p>
      <text:p text:style-name="P29">etranslate :: Expr -&gt; Expr</text:p>
      <text:p text:style-name="P29"/>
      <text:p text:style-name="P29">etranslate (Assign e1 e2) = Assign e1 (etranslate e2)</text:p>
      <text:p text:style-name="P29">{-each assignment x := e in FunC is translated to x := e sharp in FunMem. In</text:p>
      <text:p text:style-name="P29">other words (x := e) sharp = (x := e sharp ).-}</text:p>
      <text:p text:style-name="P29">etranslate (Apply f es) = Apply f (map etranslate es)</text:p>
      <text:p text:style-name="P29"/>
      <text:p text:style-name="P29">etranslate (Apply f es) = Apply f (map g es)</text:p>
      <text:p text:style-name="P29"><text:s text:c="2"/>where g e = let val x=new() in x:= (etranslate a); x</text:p>
      <text:p text:style-name="P29">--val ref(a)=let val x=new( ) in x:=a;x</text:p>
      <text:p text:style-name="P29">--(f (e 1 . . . e n )) ] = f (r ef (e 1 ), . . . , r ef (e n ))</text:p>
      <text:p text:style-name="P29"/>
      <text:p text:style-name="P29">etranslate e = e</text:p>
      <text:p text:style-name="P29"><text:soft-page-break/>-- other possibilities: preserve the structure</text:p>
      <text:p text:style-name="P29">dtranslate :: Defn -&gt; Defn</text:p>
      <text:p text:style-name="P29"/>
      <text:p text:style-name="P29">dtranslate (Val x e) = let val x=new() in x:= (etranslate e); x</text:p>
      <text:p text:style-name="P29">--val x=ref(e ] )</text:p>
      <text:p text:style-name="P29">-- other possibilities: preserve the structure</text:p>
      <text:p text:style-name="P29">dtranslate d = d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01:40:42.184760345</meta:creation-date>
    <dc:date>2017-11-20T04:43:16.849512281</dc:date>
    <meta:editing-duration>PT9H48M28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5" meta:paragraph-count="190" meta:word-count="1368" meta:character-count="5855" meta:non-whitespace-character-count="4637"/>
  </office:meta>
</office:document-meta>
</file>